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c0c0c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able-cell-properties fo:background-color="transparent"/>
      <style:text-properties fo:color="#b3b3b3"/>
    </style:style>
    <style:style style:name="ce36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2" table:default-cell-style-name="ce24"/>
        <table:table-column table:style-name="co2" table:default-cell-style-name="ce30"/>
        <table:table-column table:style-name="co2" table:number-columns-repeated="1020" table:default-cell-style-name="Default"/>
        <table:table-row table:style-name="ro1">
          <table:table-cell office:value-type="string">
            <text:p>Stand: 02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/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office:annotation draw:style-name="gr1" draw:text-style-name="P2" svg:width="7.724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Markieren von Attributen als Unique (das muss auch im Codegenerator berücksichtigt werden)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Codegenerator: Für jedes Unique Attribut eine getValueByXXX() Methode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Codegenerierung für Java &lt; 5 inkl. Testfälle im Integrationstes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fertig</text:p>
          </table:table-cell>
          <table:table-cell table:style-name="ce35" table:number-columns-repeated="252"/>
          <table:table-cell table:number-columns-repeated="768"/>
        </table:table-row>
        <table:table-row table:style-name="ro4">
          <table:table-cell table:style-name="ce3"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Exception beim Generierung, falls in einem EnumType ein anderer EnumType als Datentyp eines Attributes verwendet wird. </text:p>
          </table:table-cell>
          <table:table-cell table:style-name="ce18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offen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5">
          <table:table-cell table:style-name="ce3"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4" office:value-type="string">
            <text:p>analog zu IPolicyCmptType.<text:span text:style-name="T2">findOverrideAttributeCandidates() und overrideAttributes()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4">
          <table:table-cell table:style-name="ce9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Import/Export aus/nach Excel/CSV </text:p>
          </table:table-cell>
          <table:table-cell table:style-name="ce1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4">
          <table:table-cell table:style-name="ce11" office:value-type="string">
            <text:p>Summe Iteration</text:p>
          </table:table-cell>
          <table:table-cell/>
          <table:table-cell table:style-name="ce28" table:formula="of:=SUM([.C5:.C19])" office:value-type="float" office:value="10.75">
            <text:p>10,75</text:p>
          </table:table-cell>
          <table:table-cell table:number-columns-repeated="1021"/>
        </table:table-row>
        <table:table-row table:style-name="ro1">
          <table:table-cell table:style-name="ce11"/>
          <table:table-cell/>
          <table:table-cell table:style-name="ce28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11" office:value-type="string">
            <text:p>Summe Iteration</text:p>
          </table:table-cell>
          <table:table-cell/>
          <table:table-cell table:style-name="ce28" table:formula="of:=SUM([.C24:.C26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8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Tutorial / Dokumentation</text:p>
          </table:table-cell>
          <table:table-cell table:style-name="ce18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Validierungs-Error-Marker zu AttributeSection, falls nicht alle Attribute inherited wurden</text:p>
          </table:table-cell>
          <table:table-cell table:style-name="ce18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11" office:value-type="string">
            <text:p>Summe Iteration</text:p>
          </table:table-cell>
          <table:table-cell table:style-name="ce18"/>
          <table:table-cell table:style-name="ce28" table:formula="of:=SUM([.C30:.C34])" office:value-type="float" office:value="12.25">
            <text:p>12,2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office:value-type="string">
            <text:p>Offene Punkte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office:value-type="string">
            <text:p>Änderunge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Jetzt Umbenennung von Identifier in „Use as Literal Name“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Codegenerierung immer inkl. Integrationstest</text:p>
          </table:table-cell>
          <table:table-cell table:style-name="Default" table:number-columns-repeated="3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36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8">08.04.2009</text:date>, <text:time>10:22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08T10:22:27.07</dc:date>
    <meta:editing-cycles>97</meta:editing-cycles>
    <meta:editing-duration>PT25H57M00S</meta:editing-duration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